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sudo apt install ros-foxy-gazebo-*</text:p>
      <text:p text:style-name="Standard"><text:s/>sudo apt install ros-foxy-gazebo-msgs</text:p>
      <text:p text:style-name="Standard"><text:s/>sudo apt install ros-foxy-gazebo-ros</text:p>
      <text:p text:style-name="Standard"><text:s/>sudo apt install ros-foxy-gazebo-ros2-control-demos</text:p>
      <text:p text:style-name="Standard"><text:s/>sudo apt install ros-foxy-ros2 control</text:p>
      <text:p text:style-name="Standard"><text:s/>sudo apt install ros-foxy-ros2-control</text:p>
      <text:p text:style-name="Standard"><text:s/>sudo apt install ros-foxy-ros2-controllers</text:p>
      <text:p text:style-name="Standard"><text:s/>sudo apt install ros-foxy-ros2controlcli</text:p>
      <text:p text:style-name="Standard"><text:s/>sudo apt install ros-foxy-xacro</text:p>
      <text:p text:style-name="Standard"><text:s/>sudo apt install ros-foxy-gazebo-dev</text:p>
      <text:p text:style-name="Standard"><text:s/>sudo apt install ros-foxy-gazebo-plugins</text:p>
      <text:p text:style-name="Standard"/>
      <text:p text:style-name="Standard"/>
      <text:p text:style-name="Standard"/>
      <text:p text:style-name="P1">ros2 control load_controller --set-state start joint_state_broadcaster</text:p>
      <text:p text:style-name="Standard">ros2 control load_controller --set-state start joint_trajectory_controller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3:46:30.632252414</meta:creation-date>
    <dc:date>2022-09-09T13:49:44.071842342</dc:date>
    <meta:editing-duration>PT3M1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13" meta:word-count="59" meta:character-count="578" meta:non-whitespace-character-count="523"/>
  </office:meta>
</office:document-meta>
</file>